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margin-top="0.847cm" fo:margin-bottom="0.212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T1_3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5" style:family="text">
      <style:text-properties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T6_11" style:family="text">
      <style:text-properties style:font-name="Verdana" fo:font-size="12pt" style:font-name-asian="Verdana" style:font-size-asian="12pt" style:font-name-complex="Verdana" style:font-size-complex="12pt"/>
    </style:style>
    <style:style style:name="T6_12" style:family="text">
      <style:text-properties style:font-name="Verdana" fo:font-size="12pt" style:font-name-asian="Verdana" style:font-size-asian="12pt" style:font-name-complex="Verdana" style:font-size-complex="12pt"/>
    </style:style>
    <style:style style:name="T6_13" style:family="text">
      <style:text-properties style:font-name="Verdana" fo:font-size="12pt" style:font-name-asian="Verdana" style:font-size-asian="12pt" style:font-name-complex="Verdana" style:font-size-complex="12pt"/>
    </style:style>
    <style:style style:name="T6_14" style:family="text">
      <style:text-properties style:font-name="Verdana" fo:font-size="12pt" style:font-name-asian="Verdana" style:font-size-asian="12pt" style:font-name-complex="Verdana" style:font-size-complex="12pt"/>
    </style:style>
    <style:style style:name="T6_15" style:family="text">
      <style:text-properties style:font-name="Verdana" fo:font-size="12pt" style:font-name-asian="Verdana" style:font-size-asian="12pt" style:font-name-complex="Verdana" style:font-size-complex="12pt"/>
    </style:style>
    <style:style style:name="T6_16" style:family="text">
      <style:text-properties style:font-name="Verdana" fo:font-size="12pt" style:font-name-asian="Verdana" style:font-size-asian="12pt" style:font-name-complex="Verdana" style:font-size-complex="12pt"/>
    </style:style>
    <style:style style:name="T6_17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break-before="auto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T9_2" style:family="text">
      <style:text-properties style:font-name="Verdana" fo:font-size="12pt" style:font-name-asian="Verdana" style:font-size-asian="12pt" style:font-name-complex="Verdana" style:font-size-complex="12pt"/>
    </style:style>
    <style:style style:name="T9_3" style:family="text">
      <style:text-properties style:font-name="Verdana" fo:font-size="12pt" style:font-name-asian="Verdana" style:font-size-asian="12pt" style:font-name-complex="Verdana" style:font-size-complex="12pt"/>
    </style:style>
    <style:style style:name="T9_4" style:family="text">
      <style:text-properties style:font-name="Verdana" fo:font-size="12pt" style:font-name-asian="Verdana" style:font-size-asian="12pt" style:font-name-complex="Verdana" style:font-size-complex="12pt"/>
    </style:style>
    <style:style style:name="T9_5" style:family="text">
      <style:text-properties style:font-name="Verdana" fo:font-size="12pt" style:font-name-asian="Verdana" style:font-size-asian="12pt" style:font-name-complex="Verdana" style:font-size-complex="12pt"/>
    </style:style>
    <style:style style:name="T9_6" style:family="text">
      <style:text-properties style:font-name="Verdana" fo:font-size="12pt" style:font-name-asian="Verdana" style:font-size-asian="12pt" style:font-name-complex="Verdana" style:font-size-complex="12pt"/>
    </style:style>
    <style:style style:name="T9_7" style:family="text">
      <style:text-properties style:font-name="Verdana" fo:font-size="12pt" style:font-name-asian="Verdana" style:font-size-asian="12pt" style:font-name-complex="Verdana" style:font-size-complex="12pt"/>
    </style:style>
    <style:style style:name="T9_8" style:family="text">
      <style:text-properties style:font-name="Verdana" fo:font-size="12pt" style:font-name-asian="Verdana" style:font-size-asian="12pt" style:font-name-complex="Verdana" style:font-size-complex="12pt"/>
    </style:style>
    <style:style style:name="T9_9" style:family="text">
      <style:text-properties style:font-name="Verdana" fo:font-size="12pt" style:font-name-asian="Verdana" style:font-size-asian="12pt" style:font-name-complex="Verdana" style:font-size-complex="12pt"/>
    </style:style>
    <style:style style:name="T9_10" style:family="text">
      <style:text-properties style:font-name="Verdana" fo:font-size="12pt" style:font-name-asian="Verdana" style:font-size-asian="12pt" style:font-name-complex="Verdana" style:font-size-complex="12pt"/>
    </style:style>
    <style:style style:name="T9_11" style:family="text">
      <style:text-properties style:font-name="Verdana" fo:font-size="12pt" style:font-name-asian="Verdana" style:font-size-asian="12pt" style:font-name-complex="Verdana" style:font-size-complex="12pt"/>
    </style:style>
    <style:style style:name="T9_12" style:family="text">
      <style:text-properties style:font-name="Verdana" fo:font-size="12pt" style:font-name-asian="Verdana" style:font-size-asian="12pt" style:font-name-complex="Verdana" style:font-size-complex="12pt"/>
    </style:style>
    <style:style style:name="T9_13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/>
    </style:style>
    <style:style style:name="T10_2" style:family="text">
      <style:text-properties style:font-name="Verdana" fo:font-size="12pt" style:font-name-asian="Verdana" style:font-size-asian="12pt" style:font-name-complex="Verdana" style:font-size-complex="12pt"/>
    </style:style>
    <style:style style:name="T10_3" style:family="text">
      <style:text-properties style:font-name="Verdana" fo:font-size="12pt" style:font-name-asian="Verdana" style:font-size-asian="12pt" style:font-name-complex="Verdana" style:font-size-complex="12pt"/>
    </style:style>
    <style:style style:name="P11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11_1" style:family="text">
      <style:text-properties style:font-name="Verdana" fo:font-size="12pt" style:font-name-asian="Verdana" style:font-size-asian="12pt" style:font-name-complex="Verdana" style:font-size-complex="12pt"/>
    </style:style>
    <style:style style:name="T11_2" style:family="text">
      <style:text-properties style:font-name="Verdana" fo:font-size="12pt" style:font-name-asian="Verdana" style:font-size-asian="12pt" style:font-name-complex="Verdana" style:font-size-complex="12pt"/>
    </style:style>
    <style:style style:name="T11_3" style:family="text">
      <style:text-properties style:font-name="Verdana" fo:font-size="12pt" style:font-name-asian="Verdana" style:font-size-asian="12pt" style:font-name-complex="Verdana" style:font-size-complex="12pt"/>
    </style:style>
    <style:style style:name="T11_4" style:family="text">
      <style:text-properties style:font-name="Verdana" fo:font-size="12pt" style:font-name-asian="Verdana" style:font-size-asian="12pt" style:font-name-complex="Verdana" style:font-size-complex="12pt"/>
    </style:style>
    <style:style style:name="T11_5" style:family="text">
      <style:text-properties style:font-name="Verdana" fo:font-size="12pt" style:font-name-asian="Verdana" style:font-size-asian="12pt" style:font-name-complex="Verdana" style:font-size-complex="12pt"/>
    </style:style>
    <style:style style:name="T11_6" style:family="text">
      <style:text-properties style:font-name="Verdana" fo:font-size="12pt" style:font-name-asian="Verdana" style:font-size-asian="12pt" style:font-name-complex="Verdana" style:font-size-complex="12pt"/>
    </style:style>
    <style:style style:name="T11_7" style:family="text">
      <style:text-properties style:font-name="Verdana" fo:font-size="12pt" style:font-name-asian="Verdana" style:font-size-asian="12pt" style:font-name-complex="Verdana" style:font-size-complex="12pt"/>
    </style:style>
    <style:style style:name="P12" style:family="paragraph" style:parent-style-name="Standard">
      <style:paragraph-properties fo:break-before="auto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3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13_1" style:family="text">
      <style:text-properties style:font-name="Verdana" fo:font-size="12pt" style:font-name-asian="Verdana" style:font-size-asian="12pt" style:font-name-complex="Verdana" style:font-size-complex="12pt"/>
    </style:style>
    <style:style style:name="T13_2" style:family="text">
      <style:text-properties style:font-name="Verdana" fo:font-size="12pt" style:font-name-asian="Verdana" style:font-size-asian="12pt" style:font-name-complex="Verdana" style:font-size-complex="12pt"/>
    </style:style>
    <style:style style:name="T13_3" style:family="text">
      <style:text-properties style:font-name="Verdana" fo:font-size="12pt" style:font-name-asian="Verdana" style:font-size-asian="12pt" style:font-name-complex="Verdana" style:font-size-complex="12pt"/>
    </style:style>
    <style:style style:name="T13_4" style:family="text">
      <style:text-properties style:font-name="Verdana" fo:font-size="12pt" style:font-name-asian="Verdana" style:font-size-asian="12pt" style:font-name-complex="Verdana" style:font-size-complex="12pt"/>
    </style:style>
    <style:style style:name="T13_5" style:family="text">
      <style:text-properties style:font-name="Verdana" fo:font-size="12pt" style:font-name-asian="Verdana" style:font-size-asian="12pt" style:font-name-complex="Verdana" style:font-size-complex="12pt"/>
    </style:style>
    <style:style style:name="T13_6" style:family="text">
      <style:text-properties style:font-name="Verdana" fo:font-size="12pt" style:font-name-asian="Verdana" style:font-size-asian="12pt" style:font-name-complex="Verdana" style:font-size-complex="12pt"/>
    </style:style>
    <style:style style:name="T13_7" style:family="text">
      <style:text-properties style:font-name="Verdana" fo:font-size="12pt" style:font-name-asian="Verdana" style:font-size-asian="12pt" style:font-name-complex="Verdana" style:font-size-complex="12pt"/>
    </style:style>
    <style:style style:name="T13_8" style:family="text">
      <style:text-properties style:font-name="Verdana" fo:font-size="12pt" style:font-name-asian="Verdana" style:font-size-asian="12pt" style:font-name-complex="Verdana" style:font-size-complex="12pt"/>
    </style:style>
    <style:style style:name="T13_9" style:family="text">
      <style:text-properties style:font-name="Verdana" fo:font-size="12pt" style:font-name-asian="Verdana" style:font-size-asian="12pt" style:font-name-complex="Verdana" style:font-size-complex="12pt"/>
    </style:style>
    <style:style style:name="T13_10" style:family="text">
      <style:text-properties style:font-name="Verdana" fo:font-size="12pt" style:font-name-asian="Verdana" style:font-size-asian="12pt" style:font-name-complex="Verdana" style:font-size-complex="12pt"/>
    </style:style>
    <style:style style:name="T13_11" style:family="text">
      <style:text-properties style:font-name="Verdana" fo:font-size="12pt" style:font-name-asian="Verdana" style:font-size-asian="12pt" style:font-name-complex="Verdana" style:font-size-complex="12pt"/>
    </style:style>
    <style:style style:name="T13_12" style:family="text">
      <style:text-properties style:font-name="Verdana" fo:font-size="12pt" style:font-name-asian="Verdana" style:font-size-asian="12pt" style:font-name-complex="Verdana" style:font-size-complex="12pt"/>
    </style:style>
    <style:style style:name="T13_13" style:family="text">
      <style:text-properties style:font-name="Verdana" fo:font-size="12pt" style:font-name-asian="Verdana" style:font-size-asian="12pt" style:font-name-complex="Verdana" style:font-size-complex="12pt"/>
    </style:style>
    <style:style style:name="T13_14" style:family="text">
      <style:text-properties style:font-name="Verdana" fo:font-size="12pt" style:font-name-asian="Verdana" style:font-size-asian="12pt" style:font-name-complex="Verdana" style:font-size-complex="12pt"/>
    </style:style>
    <style:style style:name="T13_15" style:family="text">
      <style:text-properties style:font-name="Verdana" fo:font-size="12pt" style:font-name-asian="Verdana" style:font-size-asian="12pt" style:font-name-complex="Verdana" style:font-size-complex="12pt"/>
    </style:style>
    <style:style style:name="T13_16" style:family="text">
      <style:text-properties style:font-name="Verdana" fo:font-size="12pt" style:font-name-asian="Verdana" style:font-size-asian="12pt" style:font-name-complex="Verdana" style:font-size-complex="12pt"/>
    </style:style>
    <style:style style:name="T13_17" style:family="text">
      <style:text-properties style:font-name="Verdana" fo:font-size="12pt" style:font-name-asian="Verdana" style:font-size-asian="12pt" style:font-name-complex="Verdana" style:font-size-complex="12pt"/>
    </style:style>
    <style:style style:name="T13_18" style:family="text">
      <style:text-properties style:font-name="Verdana" fo:font-size="12pt" style:font-name-asian="Verdana" style:font-size-asian="12pt" style:font-name-complex="Verdana" style:font-size-complex="12pt"/>
    </style:style>
    <style:style style:name="P14" style:family="paragraph" style:parent-style-name="Standard">
      <style:paragraph-properties fo:break-before="auto" style:writing-mode="lr-tb"/>
    </style:style>
    <style:style style:name="T14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5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5_1" style:family="text">
      <style:text-properties style:font-name="Verdana" fo:font-size="12pt" style:font-name-asian="Verdana" style:font-size-asian="12pt" style:font-name-complex="Verdana" style:font-size-complex="12pt"/>
    </style:style>
    <style:style style:name="T15_2" style:family="text">
      <style:text-properties style:font-name="Verdana" fo:font-size="12pt" style:font-name-asian="Verdana" style:font-size-asian="12pt" style:font-name-complex="Verdana" style:font-size-complex="12pt"/>
    </style:style>
    <style:style style:name="T15_3" style:family="text">
      <style:text-properties style:font-name="Verdana" fo:font-size="12pt" style:font-name-asian="Verdana" style:font-size-asian="12pt" style:font-name-complex="Verdana" style:font-size-complex="12pt"/>
    </style:style>
    <style:style style:name="P16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6_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" style:family="text">
      <style:text-properties style:font-name="Verdana" fo:font-size="12pt" style:font-name-asian="Verdana" style:font-size-asian="12pt" style:font-name-complex="Verdana" style:font-size-complex="12pt"/>
    </style:style>
    <style:style style:name="T16_3" style:family="text">
      <style:text-properties style:font-name="Verdana" fo:font-size="12pt" style:font-name-asian="Verdana" style:font-size-asian="12pt" style:font-name-complex="Verdana" style:font-size-complex="12pt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8" style:family="paragraph" style:parent-style-name="Standard">
      <style:paragraph-properties fo:text-align="left" fo:break-before="auto" fo:text-indent="1.27cm" fo:line-height="115%" fo:margin-top="0cm" fo:margin-bottom="0cm" fo:margin-left="0cm" fo:margin-right="0cm" style:writing-mode="lr-tb"/>
    </style:style>
    <style:style style:name="T18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18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18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18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19" style:family="paragraph" style:parent-style-name="Standard">
      <style:paragraph-properties fo:break-before="auto" style:writing-mode="lr-tb"/>
    </style:style>
    <style:style style:name="T19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9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9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0" style:family="paragraph" style:parent-style-name="Standard">
      <style:paragraph-properties fo:break-before="auto" fo:text-indent="0cm" fo:margin-left="1.27cm" style:writing-mode="lr-tb"/>
    </style:style>
    <style:style style:name="T20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0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0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0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</office:automatic-styles>
  <office:body>
    <office:text>
      <text:h text:style-name="P1" text:outline-level="10"><text:span text:style-name="T1_1">Meeting</text:span><text:span text:style-name="T1_2"><text:s/></text:span><text:span text:style-name="T1_3">Agenda</text:span></text:h>
      <text:p text:style-name="P2"><text:span text:style-name="T2_1">Location</text:span><text:span text:style-name="T2_2">:<text:s/></text:span><text:span text:style-name="T2_3">Chalmers</text:span><text:span text:style-name="T2_4"><text:s/></text:span></text:p>
      <text:p text:style-name="P3"><text:span text:style-name="T3_1">Date</text:span><text:span text:style-name="T3_2">:<text:s/>07-05-12</text:span></text:p>
      <text:p text:style-name="P4"><text:span text:style-name="T4_1">Time</text:span><text:span text:style-name="T4_2">:<text:s/>15.15</text:span></text:p>
      <text:p text:style-name="P5"><text:span text:style-name="T5_1">Facilitator</text:span><text:span text:style-name="T5_2">:<text:s/></text:span><text:span text:style-name="T5_3">Johannes</text:span><text:span text:style-name="T5_4"><text:s/></text:span><text:span text:style-name="T5_5">Wikner</text:span></text:p>
      <text:p text:style-name="P6"><text:span text:style-name="T6_1">Participants</text:span><text:span text:style-name="T6_2">:<text:s/></text:span><text:span text:style-name="T6_3">Anton</text:span><text:span text:style-name="T6_4"><text:s/></text:span><text:span text:style-name="T6_5">Lindgren</text:span><text:span text:style-name="T6_6">,<text:s/></text:span><text:span text:style-name="T6_7">Johannes</text:span><text:span text:style-name="T6_8"><text:s/></text:span><text:span text:style-name="T6_9">Wikner</text:span><text:span text:style-name="T6_10">,<text:s/></text:span><text:span text:style-name="T6_11">Victor</text:span><text:span text:style-name="T6_12"><text:s/></text:span><text:span text:style-name="T6_13">Lindhé</text:span><text:span text:style-name="T6_14">,<text:s/></text:span><text:span text:style-name="T6_15">John</text:span><text:span text:style-name="T6_16"><text:s/></text:span><text:span text:style-name="T6_17">Hult</text:span></text:p>
      <text:p text:style-name="P7"><text:span text:style-name="T7_1"><text:tab/></text:span></text:p>
      <text:p text:style-name="P8"><text:span text:style-name="T8_1">Objectives</text:span><text:span text:style-name="T8_2"><text:s/>(5<text:s/></text:span><text:span text:style-name="T8_3">min</text:span><text:span text:style-name="T8_4">)</text:span></text:p>
      <text:p text:style-name="P9"><text:span text:style-name="T9_1"><text:tab/></text:span><text:span text:style-name="T9_2">Deadlines</text:span><text:span text:style-name="T9_3">.<text:s/></text:span><text:span text:style-name="T9_4">Are</text:span><text:span text:style-name="T9_5"><text:s/></text:span><text:span text:style-name="T9_6">we</text:span><text:span text:style-name="T9_7"><text:s/></text:span><text:span text:style-name="T9_8">up</text:span><text:span text:style-name="T9_9"><text:s/></text:span><text:span text:style-name="T9_10">to</text:span><text:span text:style-name="T9_11"><text:s/></text:span><text:span text:style-name="T9_12">date</text:span><text:span text:style-name="T9_13">?</text:span></text:p>
      <text:p text:style-name="P10"><text:span text:style-name="T10_1">Physics</text:span><text:span text:style-name="T10_2"><text:s/></text:span><text:span text:style-name="T10_3">refactor</text:span></text:p>
      <text:p text:style-name="P11"><text:span text:style-name="T11_1">UC</text:span><text:span text:style-name="T11_2">:</text:span><text:span text:style-name="T11_3">Ram</text:span><text:span text:style-name="T11_4">,<text:s/></text:span><text:span text:style-name="T11_5">Fire</text:span><text:span text:style-name="T11_6">,<text:s/></text:span><text:span text:style-name="T11_7">PickupItem</text:span></text:p>
      <text:p text:style-name="P12"><text:span text:style-name="T12_1">Reports</text:span><text:span text:style-name="T12_2"><text:s/>(15<text:s/></text:span><text:span text:style-name="T12_3">min</text:span><text:span text:style-name="T12_4">)</text:span></text:p>
      <text:p text:style-name="P13"><text:span text:style-name="T13_1">Are</text:span><text:span text:style-name="T13_2"><text:s/></text:span><text:span text:style-name="T13_3">they</text:span><text:span text:style-name="T13_4"><text:s/></text:span><text:span text:style-name="T13_5">all</text:span><text:span text:style-name="T13_6"><text:s/></text:span><text:span text:style-name="T13_7">up</text:span><text:span text:style-name="T13_8"><text:s/></text:span><text:span text:style-name="T13_9">to</text:span><text:span text:style-name="T13_10"><text:s/></text:span><text:span text:style-name="T13_11">date</text:span><text:span text:style-name="T13_12">?<text:s/></text:span><text:span text:style-name="T13_13">Prolly</text:span><text:span text:style-name="T13_14"><text:s/></text:span><text:span text:style-name="T13_15">not</text:span><text:span text:style-name="T13_16">?<text:s/></text:span><text:span text:style-name="T13_17">Why</text:span><text:span text:style-name="T13_18">?<text:s/>:)</text:span></text:p>
      <text:p text:style-name="P14"><text:span text:style-name="T14_1">Discussion</text:span><text:span text:style-name="T14_2"><text:s/></text:span><text:span text:style-name="T14_3">items</text:span><text:span text:style-name="T14_4"><text:s/>(35<text:s/></text:span><text:span text:style-name="T14_5">min</text:span><text:span text:style-name="T14_6">)</text:span></text:p>
      <text:p text:style-name="P15"><text:span text:style-name="T15_1">Vector</text:span><text:span text:style-name="T15_2"><text:s/></text:span><text:span text:style-name="T15_3">rewritten</text:span></text:p>
      <text:p text:style-name="P16"><text:span text:style-name="T16_1">Tests</text:span><text:span text:style-name="T16_2"><text:s/></text:span><text:span text:style-name="T16_3">broken</text:span></text:p>
      <text:p text:style-name="P17"><text:span text:style-name="T17_1">Outcomes</text:span><text:span text:style-name="T17_2"><text:s/></text:span><text:span text:style-name="T17_3">and</text:span><text:span text:style-name="T17_4"><text:s/></text:span><text:span text:style-name="T17_5">assignments</text:span><text:span text:style-name="T17_6"><text:s/>(5<text:s/></text:span><text:span text:style-name="T17_7">min</text:span><text:span text:style-name="T17_8">)</text:span></text:p>
      <text:p text:style-name="P18"><text:span text:style-name="T18_1">See</text:span><text:span text:style-name="T18_2"><text:s/></text:span><text:span text:style-name="T18_3">protocol</text:span><text:span text:style-name="T18_4"><text:s/></text:span></text:p>
      <text:p text:style-name="P19"><text:span text:style-name="T19_1">Wrap</text:span><text:span text:style-name="T19_2"><text:s/></text:span><text:span text:style-name="T19_3">up</text:span></text:p>
      <text:p text:style-name="P20"><text:span text:style-name="T20_1">Next</text:span><text:span text:style-name="T20_2"><text:s/></text:span><text:span text:style-name="T20_3">meeting</text:span><text:span text:style-name="T20_4"><text:s/>: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